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grddl:transformation="http://docs.oasis-open.org/office/1.2/xslt/odf2rdf.xsl">
  <office:scripts/>
  <office:font-face-decls>
    <style:font-face style:name="Linux Libertine" svg:font-family="'Linux Libertine', Georgia, Times, serif"/>
    <style:font-face style:name="Mangal1" svg:font-family="Mangal"/>
    <style:font-face style:name="OpenSymbol" svg:font-family="OpenSymbol"/>
    <style:font-face style:name="Calibri" svg:font-family="Calibri" style:font-family-generic="swiss"/>
    <style:font-face style:name="Calibri,Bold" svg:font-family="'Calibri,Bold'"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000000"/>
    </style:style>
    <style:style style:name="P2" style:family="paragraph" style:parent-style-name="Text_20_body">
      <style:text-properties fo:color="#000000" style:font-name="Calibri,Bold" fo:font-size="11pt" fo:font-weight="bold" style:font-name-asian="Calibri,Bold" style:font-size-asian="11pt" style:font-weight-asian="bold" style:font-name-complex="Calibri,Bold" style:font-size-complex="11pt" style:font-weight-complex="bold"/>
    </style:style>
    <style:style style:name="P3" style:family="paragraph" style:parent-style-name="Text_20_body">
      <style:text-properties fo:color="#4c4c4c"/>
    </style:style>
    <style:style style:name="P4" style:family="paragraph" style:parent-style-name="Standard">
      <style:text-properties fo:color="#000000"/>
    </style:style>
    <style:style style:name="P5" style:family="paragraph" style:parent-style-name="Standard">
      <style:paragraph-properties fo:text-align="start" style:justify-single-word="false" style:text-autospace="none"/>
      <style:text-properties fo:color="#000000" style:font-name="Calibri,Bold" fo:font-size="11pt" fo:font-weight="bold" style:font-name-asian="Calibri,Bold" style:font-size-asian="11pt" style:font-weight-asian="bold" style:font-name-complex="Calibri,Bold" style:font-size-complex="11pt" style:font-weight-complex="bold"/>
    </style:style>
    <style:style style:name="P6" style:family="paragraph" style:parent-style-name="Standard">
      <style:paragraph-properties fo:text-align="center" style:justify-single-word="false" style:text-autospace="none"/>
      <style:text-properties fo:color="#000000" style:font-name="Calibri,Bold" fo:font-size="11pt" fo:font-weight="bold" style:font-name-asian="Calibri,Bold" style:font-size-asian="11pt" style:font-weight-asian="bold" style:font-name-complex="Calibri,Bold" style:font-size-complex="11pt" style:font-weight-complex="bold"/>
    </style:style>
    <style:style style:name="P7" style:family="paragraph" style:parent-style-name="Standard">
      <style:paragraph-properties fo:text-align="center" style:justify-single-word="false" style:text-autospace="none"/>
      <style:text-properties fo:color="#000000" style:font-name="Calibri,Bold" fo:font-size="11pt" fo:font-weight="normal" style:font-name-asian="Calibri,Bold" style:font-size-asian="11pt" style:font-weight-asian="normal" style:font-name-complex="Calibri,Bold" style:font-size-complex="11pt" style:font-weight-complex="normal"/>
    </style:style>
    <style:style style:name="P8" style:family="paragraph" style:parent-style-name="Standard">
      <style:paragraph-properties fo:text-align="end" style:justify-single-word="false" style:text-autospace="none"/>
      <style:text-properties fo:color="#000000" style:font-name="Calibri,Bold" fo:font-size="10pt" style:text-underline-style="solid" style:text-underline-width="auto" style:text-underline-color="font-color" fo:font-weight="bold" style:font-name-asian="Calibri,Bold" style:font-size-asian="10pt" style:font-weight-asian="bold" style:font-name-complex="Calibri,Bold" style:font-size-complex="10pt" style:font-weight-complex="bold"/>
    </style:style>
    <style:style style:name="P9" style:family="paragraph" style:parent-style-name="Standard">
      <style:paragraph-properties fo:text-align="start" style:justify-single-word="false" style:text-autospace="none"/>
      <style:text-properties fo:color="#ffffff" style:font-name="Calibri,Bold" fo:font-size="11pt" fo:font-weight="bold" style:font-name-asian="Calibri,Bold" style:font-size-asian="11pt" style:font-weight-asian="bold" style:font-name-complex="Calibri,Bold" style:font-size-complex="11pt" style:font-weight-complex="bold"/>
    </style:style>
    <style:style style:name="P10" style:family="paragraph" style:parent-style-name="Standard">
      <style:paragraph-properties fo:text-align="center" style:justify-single-word="false" style:text-autospace="none"/>
      <style:text-properties fo:color="#ffffff" style:font-name="Calibri,Bold" fo:font-size="11pt" fo:font-weight="bold" style:font-name-asian="Calibri,Bold" style:font-size-asian="11pt" style:font-weight-asian="bold" style:font-name-complex="Calibri,Bold" style:font-size-complex="11pt" style:font-weight-complex="bold"/>
    </style:style>
    <style:style style:name="P11" style:family="paragraph" style:parent-style-name="Standard">
      <style:paragraph-properties fo:text-align="center" style:justify-single-word="false" style:text-autospace="none"/>
      <style:text-properties fo:color="#4f82be" style:font-name="Calibri" fo:font-size="26pt" style:font-name-asian="Calibri" style:font-size-asian="26pt" style:font-name-complex="Calibri" style:font-size-complex="26pt"/>
    </style:style>
    <style:style style:name="P12" style:family="paragraph" style:parent-style-name="Standard">
      <style:text-properties fo:color="#4c4c4c"/>
    </style:style>
    <style:style style:name="P13" style:family="paragraph" style:parent-style-name="Standard">
      <style:paragraph-properties fo:margin-left="0.706cm" fo:margin-right="0cm" fo:text-indent="0cm" style:auto-text-indent="false"/>
      <style:text-properties fo:color="#000000"/>
    </style:style>
    <style:style style:name="P14" style:family="paragraph" style:parent-style-name="Text_20_body">
      <style:text-properties fo:color="#000000"/>
    </style:style>
    <style:style style:name="P15" style:family="paragraph" style:parent-style-name="Text_20_body">
      <style:text-properties fo:color="#4c4c4c"/>
    </style:style>
    <style:style style:name="P16" style:family="paragraph" style:parent-style-name="Text_20_body" style:list-style-name="L4">
      <style:text-properties fo:color="#4c4c4c"/>
    </style:style>
    <style:style style:name="P17" style:family="paragraph" style:parent-style-name="Text_20_body">
      <style:paragraph-properties fo:margin-left="0.706cm" fo:margin-right="0cm" fo:text-indent="0cm" style:auto-text-indent="false"/>
      <style:text-properties fo:color="#4c4c4c"/>
    </style:style>
    <style:style style:name="P18" style:family="paragraph" style:parent-style-name="Standard" style:list-style-name="L1">
      <style:text-properties fo:color="#000000"/>
    </style:style>
    <style:style style:name="P19" style:family="paragraph" style:parent-style-name="Standard" style:list-style-name="L4">
      <style:text-properties fo:color="#000000"/>
    </style:style>
    <style:style style:name="P20" style:family="paragraph" style:parent-style-name="Standard">
      <style:text-properties fo:color="#4c4c4c"/>
    </style:style>
    <style:style style:name="P21" style:family="paragraph" style:parent-style-name="Standard" style:list-style-name="L4">
      <style:text-properties fo:color="#4c4c4c"/>
    </style:style>
    <style:style style:name="P22" style:family="paragraph" style:parent-style-name="Standard" style:list-style-name="L2">
      <style:text-properties fo:color="#4c4c4c"/>
    </style:style>
    <style:style style:name="P23" style:family="paragraph" style:parent-style-name="Standard" style:list-style-name="L4"/>
    <style:style style:name="P24" style:family="paragraph" style:parent-style-name="Standard">
      <style:paragraph-properties fo:text-align="start" style:justify-single-word="false" style:text-autospace="none"/>
      <style:text-properties fo:color="#ffffff" style:font-name="Calibri,Bold" fo:font-size="11pt" fo:font-weight="bold" style:font-name-asian="Calibri,Bold" style:font-size-asian="11pt" style:font-weight-asian="bold" style:font-name-complex="Calibri,Bold" style:font-size-complex="11pt" style:font-weight-complex="bold"/>
    </style:style>
    <style:style style:name="P25" style:family="paragraph" style:parent-style-name="Standard">
      <style:paragraph-properties fo:margin-left="0.706cm" fo:margin-right="0cm" fo:text-indent="0cm" style:auto-text-indent="false"/>
      <style:text-properties fo:color="#4c4c4c"/>
    </style:style>
    <style:style style:name="P26" style:family="paragraph" style:parent-style-name="Heading_20_1">
      <style:text-properties fo:color="#000000"/>
    </style:style>
    <style:style style:name="P27" style:family="paragraph" style:parent-style-name="Heading_20_1">
      <style:text-properties fo:color="#000000" style:font-name="Calibri,Bold" fo:font-size="11pt" fo:font-weight="bold" style:font-name-asian="Calibri,Bold" style:font-size-asian="11pt" style:font-weight-asian="bold" style:font-name-complex="Calibri,Bold" style:font-size-complex="11pt" style:font-weight-complex="bold"/>
    </style:style>
    <style:style style:name="P28" style:family="paragraph" style:parent-style-name="Heading_20_2">
      <style:text-properties fo:color="#000000"/>
    </style:style>
    <style:style style:name="P29" style:family="paragraph" style:parent-style-name="Heading_20_3">
      <style:text-properties fo:color="#000000"/>
    </style:style>
    <style:style style:name="P30" style:family="paragraph" style:parent-style-name="Heading_20_3">
      <style:paragraph-properties fo:margin-left="0.706cm" fo:margin-right="0cm" fo:text-indent="0cm" style:auto-text-indent="false"/>
      <style:text-properties fo:color="#000000"/>
    </style:style>
    <style:style style:name="P31" style:family="paragraph" style:parent-style-name="Contents_20_1">
      <style:paragraph-properties>
        <style:tab-stops>
          <style:tab-stop style:position="17.59cm" style:type="right" style:leader-style="dotted" style:leader-text="."/>
        </style:tab-stops>
      </style:paragraph-properties>
    </style:style>
    <style:style style:name="P32" style:family="paragraph" style:parent-style-name="Contents_20_2">
      <style:paragraph-properties>
        <style:tab-stops>
          <style:tab-stop style:position="17.09cm" style:type="right" style:leader-style="dotted" style:leader-text="."/>
        </style:tab-stops>
      </style:paragraph-properties>
    </style:style>
    <style:style style:name="P33"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font-variant="normal" fo:text-transform="none" fo:color="#000000" style:font-name="Linux Libertine" fo:letter-spacing="normal" fo:language="pl" fo:country="PL" fo:font-style="normal" fo:font-weight="normal"/>
    </style:style>
    <style:style style:name="T2" style:family="text">
      <style:text-properties fo:color="#4c4c4c"/>
    </style:style>
    <style:style style:name="T3" style:family="text">
      <style:text-properties fo:color="#00000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ytuł Gry]</text:p>
      <text:p text:style-name="P6"/>
      <text:p text:style-name="P6">Game Design Document</text:p>
      <text:p text:style-name="P10"/>
      <text:p text:style-name="P6">Wersja</text:p>
      <text:p text:style-name="P7">1.2</text:p>
      <text:p text:style-name="P6">Grupa</text:p>
      <text:p text:style-name="P7">„Gra Tower Defence”</text:p>
      <text:p text:style-name="P10"/>
      <text:p text:style-name="P10"/>
      <text:p text:style-name="P10"/>
      <text:p text:style-name="P10"/>
      <text:p text:style-name="P10"/>
      <text:p text:style-name="P10"/>
      <text:p text:style-name="P10"/>
      <text:p text:style-name="P10"/>
      <text:p text:style-name="P10"/>
      <text:p text:style-name="P1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
      <text:p text:style-name="P8"/>
      <text:p text:style-name="P9"/>
      <text:p text:style-name="P9"/>
      <text:p text:style-name="P9"/>
      <text:p text:style-name="P9"/>
      <text:p text:style-name="P9"/>
      <text:p text:style-name="P9"/>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pis Treści</text:p>
          </text:index-title>
          <text:p text:style-name="P31"><text:a xlink:type="simple" xlink:href="#__RefHeading__6718_308913615" text:style-name="Index_20_Link" text:visited-style-name="Index_20_Link">Do Zrobienia<text:tab/>3</text:a></text:p>
          <text:p text:style-name="P31"><text:a xlink:type="simple" xlink:href="#__RefHeading__671_186367736" text:style-name="Index_20_Link" text:visited-style-name="Index_20_Link">Uwagi<text:tab/>3</text:a></text:p>
          <text:p text:style-name="P31"><text:a xlink:type="simple" xlink:href="#__RefHeading__6759_308913615" text:style-name="Index_20_Link" text:visited-style-name="Index_20_Link">Omówienie<text:tab/>3</text:a></text:p>
          <text:p text:style-name="P32"><text:a xlink:type="simple" xlink:href="#__RefHeading__749_1204297543" text:style-name="Index_20_Link" text:visited-style-name="Index_20_Link">Platformy docelowe<text:tab/>4</text:a></text:p>
          <text:p text:style-name="P32"><text:a xlink:type="simple" xlink:href="#__RefHeading__6722_308913615" text:style-name="Index_20_Link" text:visited-style-name="Index_20_Link">Styl Graficzny<text:tab/>4</text:a></text:p>
          <text:p text:style-name="P32"><text:a xlink:type="simple" xlink:href="#__RefHeading__6761_308913615" text:style-name="Index_20_Link" text:visited-style-name="Index_20_Link">Styl Audio<text:tab/>4</text:a></text:p>
          <text:p text:style-name="P31"><text:a xlink:type="simple" xlink:href="#__RefHeading__6726_308913615" text:style-name="Index_20_Link" text:visited-style-name="Index_20_Link">Interface Użytkownika<text:tab/>4</text:a></text:p>
          <text:p text:style-name="P32"><text:a xlink:type="simple" xlink:href="#__RefHeading__6728_308913615" text:style-name="Index_20_Link" text:visited-style-name="Index_20_Link">Menu główne<text:tab/>4</text:a></text:p>
          <text:p text:style-name="P32"><text:a xlink:type="simple" xlink:href="#__RefHeading__662_817053931" text:style-name="Index_20_Link" text:visited-style-name="Index_20_Link">Menu kampanii<text:tab/>4</text:a></text:p>
          <text:p text:style-name="P32"><text:a xlink:type="simple" xlink:href="#__RefHeading__6730_308913615" text:style-name="Index_20_Link" text:visited-style-name="Index_20_Link">Menu ulepszeń <text:tab/>5</text:a></text:p>
          <text:p text:style-name="P32"><text:a xlink:type="simple" xlink:href="#__RefHeading__6732_308913615" text:style-name="Index_20_Link" text:visited-style-name="Index_20_Link">Ekran ustawień gry<text:tab/>5</text:a></text:p>
          <text:p text:style-name="P32"><text:a xlink:type="simple" xlink:href="#__RefHeading__6734_308913615" text:style-name="Index_20_Link" text:visited-style-name="Index_20_Link">Menu opcji<text:tab/>5</text:a></text:p>
          <text:p text:style-name="P32"><text:a xlink:type="simple" xlink:href="#__RefHeading__6736_308913615" text:style-name="Index_20_Link" text:visited-style-name="Index_20_Link">HUD<text:tab/>5</text:a></text:p>
          <text:p text:style-name="P32"><text:a xlink:type="simple" xlink:href="#__RefHeading__6738_308913615" text:style-name="Index_20_Link" text:visited-style-name="Index_20_Link">Ekran „Koniec Gry”<text:tab/>5</text:a></text:p>
          <text:p text:style-name="P32"><text:a xlink:type="simple" xlink:href="#__RefHeading__6740_308913615" text:style-name="Index_20_Link" text:visited-style-name="Index_20_Link">Wybór Poziomu <text:tab/>5</text:a></text:p>
          <text:p text:style-name="P33"><text:a xlink:type="simple" xlink:href="#__RefHeading__6742_308913615" text:style-name="Index_20_Link" text:visited-style-name="Index_20_Link">Typy poziomów:<text:tab/>5</text:a></text:p>
          <text:p text:style-name="P33"><text:a xlink:type="simple" xlink:href="#__RefHeading__6763_308913615" text:style-name="Index_20_Link" text:visited-style-name="Index_20_Link">Pełna lista poziomów<text:tab/>5</text:a></text:p>
          <text:p text:style-name="P31"><text:a xlink:type="simple" xlink:href="#__RefHeading__6744_308913615" text:style-name="Index_20_Link" text:visited-style-name="Index_20_Link">Gameplay<text:tab/>6</text:a></text:p>
          <text:p text:style-name="P32"><text:a xlink:type="simple" xlink:href="#__RefHeading__654_817053931" text:style-name="Index_20_Link" text:visited-style-name="Index_20_Link">Rozpoczęcie gry<text:tab/>6</text:a></text:p>
          <text:p text:style-name="P32"><text:a xlink:type="simple" xlink:href="#__RefHeading__753_1204297543" text:style-name="Index_20_Link" text:visited-style-name="Index_20_Link">Przebieg misji<text:tab/>6</text:a></text:p>
          <text:p text:style-name="P32"><text:a xlink:type="simple" xlink:href="#__RefHeading__6746_308913615" text:style-name="Index_20_Link" text:visited-style-name="Index_20_Link">Mechanika<text:tab/>7</text:a></text:p>
          <text:p text:style-name="P32"><text:a xlink:type="simple" xlink:href="#__RefHeading__6765_308913615" text:style-name="Index_20_Link" text:visited-style-name="Index_20_Link">Sterowanie<text:tab/>7</text:a></text:p>
          <text:p text:style-name="P32"><text:a xlink:type="simple" xlink:href="#__RefHeading__6767_308913615" text:style-name="Index_20_Link" text:visited-style-name="Index_20_Link">Tryby gry<text:tab/>7</text:a></text:p>
          <text:p text:style-name="P32"><text:a xlink:type="simple" xlink:href="#__RefHeading__6748_308913615" text:style-name="Index_20_Link" text:visited-style-name="Index_20_Link">Wygrana<text:tab/>7</text:a></text:p>
          <text:p text:style-name="P33"><text:a xlink:type="simple" xlink:href="#__RefHeading__6750_308913615" text:style-name="Index_20_Link" text:visited-style-name="Index_20_Link">Punkty<text:tab/>7</text:a></text:p>
          <text:p text:style-name="P32"><text:a xlink:type="simple" xlink:href="#__RefHeading__6754_308913615" text:style-name="Index_20_Link" text:visited-style-name="Index_20_Link">Achievementy<text:tab/>8</text:a></text:p>
          <text:p text:style-name="P31"><text:a xlink:type="simple" xlink:href="#__RefHeading__6771_308913615" text:style-name="Index_20_Link" text:visited-style-name="Index_20_Link">Zasoby<text:tab/>8</text:a></text:p>
          <text:p text:style-name="P32"><text:a xlink:type="simple" xlink:href="#__RefHeading__6773_308913615" text:style-name="Index_20_Link" text:visited-style-name="Index_20_Link">Wrogowie<text:tab/>8</text:a></text:p>
          <text:p text:style-name="P32"><text:a xlink:type="simple" xlink:href="#__RefHeading__656_817053931" text:style-name="Index_20_Link" text:visited-style-name="Index_20_Link">Wieże<text:tab/>8</text:a></text:p>
          <text:p text:style-name="P32"><text:a xlink:type="simple" xlink:href="#__RefHeading__6777_308913615" text:style-name="Index_20_Link" text:visited-style-name="Index_20_Link">Ulepszenia<text:tab/>8</text:a></text:p>
          <text:p text:style-name="P32"><text:a xlink:type="simple" xlink:href="#__RefHeading__6779_308913615" text:style-name="Index_20_Link" text:visited-style-name="Index_20_Link">Środowisko<text:tab/>8</text:a></text:p>
          <text:p text:style-name="P32"><text:a xlink:type="simple" xlink:href="#__RefHeading__6781_308913615" text:style-name="Index_20_Link" text:visited-style-name="Index_20_Link">Audio<text:tab/>8</text:a></text:p>
          <text:p text:style-name="P31"><text:a xlink:type="simple" xlink:href="#__RefHeading__6783_308913615" text:style-name="Index_20_Link" text:visited-style-name="Index_20_Link">Fabuła <text:tab/>8</text:a></text:p>
          <text:p text:style-name="P32"><text:a xlink:type="simple" xlink:href="#__RefHeading__6785_308913615" text:style-name="Index_20_Link" text:visited-style-name="Index_20_Link">Filmiki<text:tab/>8</text:a></text:p>
          <text:p text:style-name="P31"><text:a xlink:type="simple" xlink:href="#__RefHeading__618_179418820" text:style-name="Index_20_Link" text:visited-style-name="Index_20_Link">Słownik<text:tab/>9</text:a></text:p>
          <text:p text:style-name="P32"><text:a xlink:type="simple" xlink:href="#__RefHeading__673_186367736" text:style-name="Index_20_Link" text:visited-style-name="Index_20_Link">Steampunk<text:tab/>9</text:a></text:p>
          <text:p text:style-name="P32"><text:a xlink:type="simple" xlink:href="#__RefHeading__675_186367736" text:style-name="Index_20_Link" text:visited-style-name="Index_20_Link">Pixel art<text:tab/>9</text:a></text:p>
          <text:p text:style-name="P32"><text:a xlink:type="simple" xlink:href="#__RefHeading__677_186367736" text:style-name="Index_20_Link" text:visited-style-name="Index_20_Link">Misja, Poziom<text:tab/>9</text:a></text:p>
          <text:p text:style-name="P32"><text:a xlink:type="simple" xlink:href="#__RefHeading__664_817053931" text:style-name="Index_20_Link" text:visited-style-name="Index_20_Link">Menu kampanii, Mapa kampanii<text:tab/>9</text:a></text:p>
          <text:p text:style-name="P32"><text:a xlink:type="simple" xlink:href="#__RefHeading__666_817053931" text:style-name="Index_20_Link" text:visited-style-name="Index_20_Link">Gracz<text:tab/>9</text:a></text:p>
          <text:p text:style-name="P32"><text:a xlink:type="simple" xlink:href="#__RefHeading__668_817053931" text:style-name="Index_20_Link" text:visited-style-name="Index_20_Link">Wieża<text:tab/>9</text:a></text:p>
          <text:p text:style-name="P32"><text:a xlink:type="simple" xlink:href="#__RefHeading__670_817053931" text:style-name="Index_20_Link" text:visited-style-name="Index_20_Link">Żołnierz wroga, Wróg<text:tab/>9</text:a></text:p>
          <text:p text:style-name="P32"><text:a xlink:type="simple" xlink:href="#__RefHeading__672_817053931" text:style-name="Index_20_Link" text:visited-style-name="Index_20_Link">Ścieżka<text:tab/>9</text:a></text:p>
          <text:p text:style-name="P32"><text:a xlink:type="simple" xlink:href="#__RefHeading__674_817053931" text:style-name="Index_20_Link" text:visited-style-name="Index_20_Link">Punkt początkowy ścieżki<text:tab/>9</text:a></text:p>
          <text:p text:style-name="P32"><text:a xlink:type="simple" xlink:href="#__RefHeading__676_817053931" text:style-name="Index_20_Link" text:visited-style-name="Index_20_Link">Punkt końcowy ścieżki<text:tab/>10</text:a></text:p>
          <text:p text:style-name="P32"><text:a xlink:type="simple" xlink:href="#__RefHeading__678_817053931" text:style-name="Index_20_Link" text:visited-style-name="Index_20_Link">Fundusze<text:tab/>10</text:a></text:p>
          <text:p text:style-name="P32"><text:a xlink:type="simple" xlink:href="#__RefHeading__680_817053931" text:style-name="Index_20_Link" text:visited-style-name="Index_20_Link">Punkty życia<text:tab/>10</text:a></text:p>
          <text:p text:style-name="P32"><text:soft-page-break/><text:a xlink:type="simple" xlink:href="#__RefHeading__682_817053931" text:style-name="Index_20_Link" text:visited-style-name="Index_20_Link">Unity<text:tab/>10</text:a></text:p>
          <text:p text:style-name="P32"><text:a xlink:type="simple" xlink:href="#__RefHeading__684_817053931" text:style-name="Index_20_Link" text:visited-style-name="Index_20_Link">Urządzenie mobilne<text:tab/>10</text:a></text:p>
          <text:p text:style-name="P32"><text:a xlink:type="simple" xlink:href="#__RefHeading__686_817053931" text:style-name="Index_20_Link" text:visited-style-name="Index_20_Link">Przeglądarka internetowa<text:tab/>10</text:a></text:p>
          <text:p text:style-name="P32"><text:a xlink:type="simple" xlink:href="#__RefHeading__688_817053931" text:style-name="Index_20_Link" text:visited-style-name="Index_20_Link">[kolejny wpis]<text:tab/>10</text:a></text:p>
        </text:index-body>
      </text:table-of-content>
      <text:h text:style-name="P27" text:outline-level="1"/>
      <text:p text:style-name="P2"/>
      <text:p text:style-name="P2"/>
      <text:h text:style-name="P26" text:outline-level="1"/>
      <text:h text:style-name="P26" text:outline-level="1"><text:bookmark text:name="__RefHeading__6718_308913615"/>Do Zrobienia<text:bookmark-end text:name="__RefHeading__6718_308913615"/></text:h>
      <text:list xml:id="list38536327" text:style-name="L1">
        <text:list-item>
          <text:p text:style-name="P18">Uzupełnić treść dokumentu</text:p>
        </text:list-item>
      </text:list>
      <text:h text:style-name="Heading_20_1" text:outline-level="1"><text:bookmark text:name="__RefHeading__671_186367736"/>Uwagi<text:bookmark-end text:name="__RefHeading__671_186367736"/></text:h>
      <text:list xml:id="list41481385" text:continue-numbering="true" text:style-name="L1">
        <text:list-item>
          <text:p text:style-name="P18">WPISUJCIE DO SLOWNIKA WSZYSKIE POJĘCIA Z KTÓRYCH KOŻYSTACIE PRZY OPISIE CZEGOKOLWIEK</text:p>
        </text:list-item>
        <text:list-item>
          <text:p text:style-name="P18">PAMIĘTAJCIE ŻEBY PRZY KAŻDYM UPLOADZIE ZWIĘKSZYĆ WERSJĘ</text:p>
        </text:list-item>
        <text:list-item>
          <text:p text:style-name="P18">Sugeruję dla ułatwienia zaznaczać tekst pomocniczy uzupełnianych akapitow na szaro – usunie się go na samym końcu</text:p>
        </text:list-item>
      </text:list>
      <text:p text:style-name="P4"/>
      <text:h text:style-name="P26" text:outline-level="1"><text:bookmark text:name="__RefHeading__6759_308913615"/>Omówienie<text:bookmark-end text:name="__RefHeading__6759_308913615"/></text:h>
      <text:p text:style-name="P12">1 short sentences about the overall gameplay</text:p>
      <text:p text:style-name="P4">[Tytuł Gry] jest grą typu Tower Defence tworzoną i rozwijaną za pomocą środowiska Unity, targetowaną na środowiska mobilne oraz internetowe. Celem gracza na poszczególnych poziomach jest obrona „ścieżki” i niedopuszczenie by jednostki przeciwnika dotarły na jej koniec. Gracz realizuje ten cel poprzez budowanie wzdłuż ścieżki wież które automatycznie atakują żołnierzy wroga w swoim zasięgu.</text:p>
      <text:p text:style-name="P12">1-2 Paragraphs setting up the storyline or environment of the game. <text:s/>Describe the first 2 minutes after the player hits the start button</text:p>
      <text:p text:style-name="P4">Po rozpoczęciu rozgrywki gracz widzi mapę kampanii, na której kolejno pojawiają się dostępne misje – poziomy gry. Gdy gracz wybierze jeden z dostępnych poziomów i ustawi jego parametry startowe przenosi się do właściwego poziomu. Po rozpoczęciu misji gracz ma możliwość wybudowania kilku wież w ramach dostępnych zasobów początkowych, oraz „wypuszczenia” pierwszej fali przeciwników, w którym to momencie rozpoczyna się właściwa rozgrywka na danym poziomie.</text:p>
      <text:p text:style-name="P4">W trakcie rozgrywki właściwej w określonych odstępach czasu na planszę wkraczają nowe fale wrogów. Gdy określony przeciwnik znajdzie się w zasięgu jednej z wież gracza ta automatycznie rozpoczyna ostrzał wroga aż do zabicia go, lub opuszczenia przez niego zasięgu danej wieży. W przypadku gdy przeciwnik dotrze do punktu końcowego ścieżki gracz traci pewną ilość punktów „życia” dostępnych na danym poziomie.</text:p>
      <text:p text:style-name="P4">W przypadku gdyby gracz utracił wszystkie dostępne na określonym poziomie punkty życia, rozgrywka na tym poziomie kończy się niepowodzeniem. W przeciwnym przypadku, t.j. gdy wszyscy wrogowie zostaną zabici, lub opuszczą mapę a graczowi pozostaną punkty życia, gra na tym poziomie kończy się powodzeniem. Gdy gracz ukończy z sukcesem poziom, zostaje nagrodzony pewną ilością <text:soft-page-break/>punktów, w zależności od wyniku na danym poziomie, a na mapie kampanii zostaje odblokowany kolejny poziom. Zdobyte punkty gracz może wydawać na ulepszenia ułatwiające dalszą rozgrywkę.</text:p>
      <text:p text:style-name="P12">2-3 sentences that sum up the general gameplay, the general visual style and the overall feel of the game.</text:p>
      <text:p text:style-name="P4">Gra utrzymana jest w klimacie Steampunku, z grafiką w stylu pixel art.</text:p>
      <text:h text:style-name="P28" text:outline-level="2"/>
      <text:h text:style-name="P28" text:outline-level="2"><text:bookmark text:name="__RefHeading__749_1204297543"/>Platformy docelowe<text:bookmark-end text:name="__RefHeading__749_1204297543"/></text:h>
      <text:p text:style-name="P3">What platforms are you making this game for, what engine is it in, what are the min specs players need to play this, etc etc?</text:p>
      <text:p text:style-name="P1">Platformami docelowymi gry są urządzenia mobilne oraz przeglądarki internetowe.</text:p>
      <text:h text:style-name="P28" text:outline-level="2"><text:bookmark text:name="__RefHeading__6722_308913615"/>Styl Graficzny<text:bookmark-end text:name="__RefHeading__6722_308913615"/></text:h>
      <text:p text:style-name="P3">Description of the visual style. This section of the game design document is very important when the director is not the visual designer. Even when the same person, this section will be a great inspiration and motivator for the rest of the team, as well as help pitch the idea to any stakeholders.</text:p>
      <text:p text:style-name="P3">The section should include visual references as well as concept art of locations, sketches etc.</text:p>
      <text:p text:style-name="P1">Gra jest rysowana w stylu pixel art, natomiast stylistyka grafik jest wzorowana na steampunku.</text:p>
      <text:h text:style-name="P28" text:outline-level="2"><text:bookmark text:name="__RefHeading__6761_308913615"/>Styl Audio<text:bookmark-end text:name="__RefHeading__6761_308913615"/></text:h>
      <text:p text:style-name="P3">Describe the Audio style of the game.. </text:p>
      <text:list xml:id="list38565585" text:style-name="L2">
        <text:list-item>
          <text:p text:style-name="P22">Music style and Genre with References</text:p>
        </text:list-item>
        <text:list-item>
          <text:p text:style-name="P22">Audio Effects style</text:p>
        </text:list-item>
        <text:list-item>
          <text:p text:style-name="P22">The kind of characters that would have dialogue with references</text:p>
        </text:list-item>
        <text:list-item>
          <text:p text:style-name="P22">When dialogue or voice work would be used</text:p>
        </text:list-item>
      </text:list>
      <text:h text:style-name="P26" text:outline-level="1"/>
      <text:h text:style-name="P26" text:outline-level="1"><text:bookmark text:name="__RefHeading__6726_308913615"/>Interface Użytkownika<text:bookmark-end text:name="__RefHeading__6726_308913615"/></text:h>
      <text:h text:style-name="P28" text:outline-level="2"><text:bookmark text:name="__RefHeading__6728_308913615"/>Menu główne<text:bookmark-end text:name="__RefHeading__6728_308913615"/></text:h>
      <text:p text:style-name="P3">Describe the aesthetics and style of the menu, how it is displayed and how it is interacted with. <text:s/>Cite examples and post images of reference menus.</text:p>
      <text:p text:style-name="P1"/>
      <text:h text:style-name="P28" text:outline-level="2"><text:bookmark text:name="__RefHeading__662_817053931"/>Menu kampanii<text:bookmark-end text:name="__RefHeading__662_817053931"/></text:h>
      <text:p text:style-name="P3">Describe the aesthetics and style of the menu, how it is displayed and how it is interacted with. <text:s/>Cite examples and post images of reference menus.</text:p>
      <text:p text:style-name="P1"/>
      <text:h text:style-name="P28" text:outline-level="2"><text:bookmark text:name="__RefHeading__6730_308913615"/><text:soft-page-break/>Menu ulepszeń <text:bookmark-end text:name="__RefHeading__6730_308913615"/></text:h>
      <text:p text:style-name="P3">List the elements and options for the UI involved with setting up the player, buying and selling weapons, equiping items, etc etc.</text:p>
      <text:p text:style-name="P1"/>
      <text:h text:style-name="P28" text:outline-level="2"><text:bookmark text:name="__RefHeading__6732_308913615"/>Ekran ustawień gry<text:bookmark-end text:name="__RefHeading__6732_308913615"/></text:h>
      <text:p text:style-name="P3">Go over the elements, options and UI involved with setting up or joining a match in multiplayer or starting/resuming a single player game.</text:p>
      <text:h text:style-name="P28" text:outline-level="2"><text:bookmark text:name="__RefHeading__6734_308913615"/>Menu opcji<text:bookmark-end text:name="__RefHeading__6734_308913615"/></text:h>
      <text:p text:style-name="P3">Flow Chart and/or Wireframe</text:p>
      <text:h text:style-name="P28" text:outline-level="2"><text:bookmark text:name="__RefHeading__6736_308913615"/>HUD<text:bookmark-end text:name="__RefHeading__6736_308913615"/></text:h>
      <text:p text:style-name="P3">Describe what information needs to be displayed and how it will be displayed. <text:s/>Cite examples and shot sample shots of other games that contain similar styles or elements</text:p>
      <text:p text:style-name="P1"/>
      <text:h text:style-name="P28" text:outline-level="2"><text:bookmark text:name="__RefHeading__6738_308913615"/>Ekran „Koniec Gry”<text:bookmark-end text:name="__RefHeading__6738_308913615"/></text:h>
      <text:p text:style-name="P3">What information is displayed once a match is finished?</text:p>
      <text:p text:style-name="P1"/>
      <text:h text:style-name="P28" text:outline-level="2"><text:bookmark text:name="__RefHeading__6740_308913615"/>Wybór Poziomu <text:bookmark-end text:name="__RefHeading__6740_308913615"/></text:h>
      <text:p text:style-name="P12">Describe the level selection and unlocking process. <text:s/>How many levels does your average player start out with and how does he progress through the game? <text:s/>How are the levels organized and grouped? <text:s/>Are there distinct areas within the game and levels within those areas? <text:s/>What motivates the player to unlock and go through the levels?</text:p>
      <text:p text:style-name="P4"/>
      <text:h text:style-name="P30" text:outline-level="3"><text:bookmark text:name="__RefHeading__6742_308913615"/>Typy poziomów:<text:bookmark-end text:name="__RefHeading__6742_308913615"/></text:h>
      <text:p text:style-name="P25">If there are distinct sectors or groupings of levels(ie: desert, cities, river, outpost) how are they grouped and what groups are planned? <text:s/>How does the player access/unlock them? <text:s/>Each level type or sector should have a template that defines key characteristics that are common in all levels within this sector, not only visually but even strategically. <text:s/>Describe each level type in detail and go over the characteristics that define them, both from an aesthetic and gameplay stand point.</text:p>
      <text:p text:style-name="P13"/>
      <text:h text:style-name="P30" text:outline-level="3"><text:bookmark text:name="__RefHeading__6763_308913615"/>Pełna lista poziomów<text:bookmark-end text:name="__RefHeading__6763_308913615"/></text:h>
      <text:p text:style-name="P17">A full rundown of the levels to be included in the game, organized by grouping. <text:s/>Full details of each level should be contained within a separate level design document.</text:p>
      <text:h text:style-name="P26" text:outline-level="1"><text:bookmark text:name="__RefHeading__6744_308913615"/><text:soft-page-break/>Gameplay<text:bookmark-end text:name="__RefHeading__6744_308913615"/></text:h>
      <text:p text:style-name="P3">Go over the gameplay from start to finished.. Break this section up into the setup in the beginning, what the first couple things are that happens when the match starts. How do the players prepare or get ready?</text:p>
      <text:list xml:id="list38543323" text:style-name="L4">
        <text:list-item>
          <text:p text:style-name="P16">What's the middle game like, what will the player spend the majority of his time doing while playing the game?</text:p>
        </text:list-item>
        <text:list-item>
          <text:p text:style-name="P16">What are our emotional objectives in the player, what kind of gameplay are we trying to foster here and how are we achieving or working towards those goals? </text:p>
        </text:list-item>
        <text:list-item>
          <text:p text:style-name="P16">What kind of play styles are available to the player? <text:s/></text:p>
        </text:list-item>
        <text:list-item>
          <text:p text:style-name="P16">How does the player interact with the environment? <text:s/></text:p>
        </text:list-item>
        <text:list-item>
          <text:p text:style-name="P16">What are the main challenges facing the player and how are we rewarding the player for successful behavior.</text:p>
        </text:list-item>
        <text:list-item>
          <text:p text:style-name="P16">Describe the multiplayer aspect of gamplay both from the adversarial/competitive aspect and from the co-operative aspect</text:p>
        </text:list-item>
      </text:list>
      <text:h text:style-name="P28" text:outline-level="2"><text:bookmark text:name="__RefHeading__654_817053931"/>Rozpoczęcie gry<text:bookmark-end text:name="__RefHeading__654_817053931"/></text:h>
      <text:list xml:id="list41488242" text:continue-list="list38543323" text:style-name="L4">
        <text:list-item text:start-value="1">
          <text:p text:style-name="P21">Describe how the game loads up, what does the player do?</text:p>
        </text:list-item>
        <text:list-item>
          <text:p text:style-name="P21">What happens after he/she gets past the loading screen and first menu? </text:p>
        </text:list-item>
        <text:list-item>
          <text:p text:style-name="P21">How is the character selection / creation handled?</text:p>
        </text:list-item>
        <text:list-item>
          <text:p text:style-name="P21">How is their character management handled? <text:s/>How do they outfit their character? <text:s/>What is the interface like with the store or management screen? <text:s/></text:p>
        </text:list-item>
        <text:list-item>
          <text:p text:style-name="P21">What does the player use to purchase upgrades for his weapon, how is this currency earned? What can be purchased? <text:s/>Can they sell back?</text:p>
        </text:list-item>
        <text:list-item>
          <text:p text:style-name="P21">Do they even have access to this before the intro campaign?</text:p>
        </text:list-item>
        <text:list-item>
          <text:p text:style-name="P19">Po uruchomieniu i załadowaniu gry użytkownik widzi ekran startowy na którym ma do wyboru następujące opcje: „Nowa gra”, „Kontynuuj” (nieaktywną w przypadku pierwszego uruchomienia) oraz „Ustawienia”.</text:p>
        </text:list-item>
        <text:list-item>
          <text:p text:style-name="P19">Po wybraniu opcji „Nowa gra” lub „Kontynuuj” gracz przenosi się do widoku kampanii, natomiast wybranie opcji „Ustawiania” przenosi go do menu ustawień.</text:p>
        </text:list-item>
        <text:list-item>
          <text:p text:style-name="P19">W widoku kampanii gracz ma możliwość wyboru jednej z dostępnych misji, dodatkowo dostępne są menu ulepszeń, encyklopedia gry, menu osiągnięć (tzw. achievementów) oraz menu ustawień.</text:p>
        </text:list-item>
        <text:list-item>
          <text:p text:style-name="P19">Po wybraniu konkretnej misji wyświetlone zostaje menu misji zawierające jej szczegóły, tło fabularne, możliwość wyboru poziomu trudności rozgrywki oraz przyciski umożliwiające rozpoczęcie rozgrywki lub wyjście z menu misji.</text:p>
        </text:list-item>
      </text:list>
      <text:h text:style-name="P28" text:outline-level="2"><text:bookmark text:name="__RefHeading__753_1204297543"/>Przebieg misji<text:bookmark-end text:name="__RefHeading__753_1204297543"/></text:h>
      <text:list xml:id="list41495446" text:continue-list="list41488242" text:style-name="L4">
        <text:list-item text:start-value="1">
          <text:p text:style-name="P21">After they create and setup their character what do they do? <text:s/>How do they start the game? How do they choose or find a server? <text:s/>Are their choices limited in the beginning?</text:p>
        </text:list-item>
        <text:list-item>
          <text:p text:style-name="P21">Is there a single player option and a multiplayer? <text:s/>Is there some kind of tutorial they go through? Maybe a start mission or a brief little story mode to guide them through the mechanics of the game, introducing them to one mechanic per level, setting up the level so that they need a minimum amount of points to pass and that they have to use a specific mechanic in the level to <text:soft-page-break/>achieve that. <text:s/></text:p>
        </text:list-item>
        <text:list-item>
          <text:p text:style-name="P21">How many levels do they go through to learn all of the basic mechanics?</text:p>
        </text:list-item>
        <text:list-item>
          <text:p text:style-name="P21">General overview of gameplay, how does the level start, what information is displayed to the player before, during and immediately after loading and how is it displayed?</text:p>
        </text:list-item>
        <text:list-item>
          <text:p text:style-name="P21">How are the players setup and spawned? </text:p>
        </text:list-item>
        <text:list-item>
          <text:p text:style-name="P21">Describe the gameplay briefly once the game starts</text:p>
        </text:list-item>
        <text:list-item>
          <text:p text:style-name="P19">Po rozpoczęciu misji gracz widzi mapę poziomu ze ścieżką przemarszu wroga, placami budowy na których ma możliwość zbudowania kilku wież w zależności od funduszy początkowych oraz przycisk wypuszczenia pierwszej fali wrogów.</text:p>
        </text:list-item>
        <text:list-item>
          <text:p text:style-name="P19">Po wypuszczeniu pierwszej fali wrogów na ścieżkę w jej punkcie początkowym zaczynają wkraczać kolejno wrodzy żołnierze.</text:p>
        </text:list-item>
        <text:list-item>
          <text:p text:style-name="P19">Po wkroczeniu wrogiego żołnierza w obszar zasięgu wieży gracza ta rozpoczyna ostrzał, który kontynuuje do momentu zabicia tego żołnierza, bądź opuszczenia przez niego obszaru zasięgu wieży. Następnie wieża rozpoczyna ostrzał kolejnego żołnierza w swoim zasięgu o ile taki istnieje.</text:p>
        </text:list-item>
        <text:list-item>
          <text:p text:style-name="P23"><text:span text:style-name="T3">Jeśli jakiś wróg dotrze do punktu końcowego ścieżki gracz traci część dostępnych na tym poziomie punktów życia. Jeśli gracz utraci wszystkie punkty życia rozgrywka na tym poziomie kończy się niepowodzeniem.</text:span></text:p>
        </text:list-item>
        <text:list-item>
          <text:p text:style-name="P23"><text:span text:style-name="T3">Za każdego zabitego żołnierza wroga gracz otrzymuje pewną ilość funduszy które może wydać na budowę dodatkowych wież.</text:span></text:p>
        </text:list-item>
        <text:list-item>
          <text:p text:style-name="P19">W określonych odstępach czasu na mapę wkraczają kolejne fale wroga.</text:p>
        </text:list-item>
        <text:list-item>
          <text:p text:style-name="P19">W przypadku gdy po zabiciu, bądź opuszczeniu mapy przez wszystkich wrogów graczowi pozostaną jeszcze punkty życia rozgrywka na danym poziomie kończy się powodzeniem. Gracz jest przenoszony z powrotem do widoku kampanii na którym zostaje odblokowana kolejna misja.</text:p>
        </text:list-item>
        <text:list-item>
          <text:p text:style-name="P19">Za każdy ukończony poziom gracz otrzymuje pewną liczbę punktów które może wydać, za pośrednictwem menu ulepszeń, na ulepszenia ułatwiające dalszą rozgrywkę.</text:p>
        </text:list-item>
      </text:list>
      <text:h text:style-name="P28" text:outline-level="2"><text:bookmark text:name="__RefHeading__6746_308913615"/>Mechanika<text:bookmark-end text:name="__RefHeading__6746_308913615"/></text:h>
      <text:p text:style-name="P3">What kind of mechanics are to be employed in the game? <text:s/>Go over movement, combat, health, equipment usage, special abilities and anything else that governs how the player plays the game.</text:p>
      <text:h text:style-name="P28" text:outline-level="2"><text:bookmark text:name="__RefHeading__6765_308913615"/>Sterowanie<text:bookmark-end text:name="__RefHeading__6765_308913615"/></text:h>
      <text:p text:style-name="P3">Describe how the player controls his character, fires his weapon, etc etc.</text:p>
      <text:h text:style-name="P28" text:outline-level="2"><text:bookmark text:name="__RefHeading__6767_308913615"/>Tryby gry<text:bookmark-end text:name="__RefHeading__6767_308913615"/></text:h>
      <text:p text:style-name="P3">What modes are available to the player, if any?</text:p>
      <text:h text:style-name="P28" text:outline-level="2"><text:bookmark text:name="__RefHeading__6748_308913615"/>Wygrana<text:bookmark-end text:name="__RefHeading__6748_308913615"/></text:h>
      <text:p text:style-name="P3">Describe the conditions for winning the game. <text:s/>How long do matches/games last? <text:s/>What determines when the game is over?</text:p>
      <text:h text:style-name="P29" text:outline-level="3"><text:bookmark text:name="__RefHeading__6750_308913615"/>Punkty<text:bookmark-end text:name="__RefHeading__6750_308913615"/></text:h>
      <text:p text:style-name="P12">After the match is over, how is the score calculated and how are </text:p>
      <text:h text:style-name="P28" text:outline-level="2"><text:bookmark text:name="__RefHeading__6754_308913615"/><text:soft-page-break/>Achievementy<text:bookmark-end text:name="__RefHeading__6754_308913615"/></text:h>
      <text:p text:style-name="P3">Is there a mission or achievement system? How does it work? <text:s/>What is the purpose of this system? Go over all achievements and rewards</text:p>
      <text:p text:style-name="P1"/>
      <text:h text:style-name="P26" text:outline-level="1"><text:bookmark text:name="__RefHeading__6771_308913615"/>Zasoby<text:bookmark-end text:name="__RefHeading__6771_308913615"/></text:h>
      <text:p text:style-name="P3">A technical documentation describing the requirements of all assets created for the game.</text:p>
      <text:p text:style-name="P12">2D: Style and Requirements for model sheets, environmental illustrations, and promo pieces.</text:p>
      <text:p text:style-name="P12">3D: Tri budgets for Chars, props and weapons</text:p>
      <text:p text:style-name="P12">Textures: Dimensions, maps needed and file formats</text:p>
      <text:p text:style-name="P12">Naming conventions with examples</text:p>
      <text:p text:style-name="P12">Animation requirements: Rigging limits, Programs to be used for rigging and animation</text:p>
      <text:p text:style-name="P12"/>
      <text:p text:style-name="P12">A full asset list, budget and schedule will be laid out within a spreadsheetw</text:p>
      <text:h text:style-name="P28" text:outline-level="2"><text:bookmark text:name="__RefHeading__6773_308913615"/>Wrogowie<text:bookmark-end text:name="__RefHeading__6773_308913615"/></text:h>
      <text:p text:style-name="P3">A run down of all of the 2D, 3D, Animation and Audio work needed for the enemies in the game. <text:s/>Including back story, abilities and special traits</text:p>
      <text:h text:style-name="P28" text:outline-level="2"><text:bookmark text:name="__RefHeading__656_817053931"/>Wieże<text:bookmark-end text:name="__RefHeading__656_817053931"/></text:h>
      <text:p text:style-name="P3">A run down of all of the 2D, 3D, Animation and Audio work needed for the towers in the game. <text:s/>Including costs, upgrade system and special abilities</text:p>
      <text:h text:style-name="P28" text:outline-level="2"><text:bookmark text:name="__RefHeading__6777_308913615"/>Ulepszenia<text:bookmark-end text:name="__RefHeading__6777_308913615"/></text:h>
      <text:p text:style-name="P3">A run down of all of the 2D, 3D and Audio work needed for the perks in the game</text:p>
      <text:h text:style-name="P28" text:outline-level="2"><text:bookmark text:name="__RefHeading__6779_308913615"/>Środowisko<text:bookmark-end text:name="__RefHeading__6779_308913615"/></text:h>
      <text:p text:style-name="P4"><text:span text:style-name="T2">All global environmental assets(which could be reskinned depending on the level they appear in) to be laid out here as well as their role in the puzzle process and their possible effect on the scene and environment around them</text:span>.</text:p>
      <text:h text:style-name="P28" text:outline-level="2"><text:bookmark text:name="__RefHeading__6781_308913615"/>Audio<text:bookmark-end text:name="__RefHeading__6781_308913615"/></text:h>
      <text:p text:style-name="P3">All global audio assets like UI sounds and audio tracks</text:p>
      <text:h text:style-name="P26" text:outline-level="1"><text:bookmark text:name="__RefHeading__6783_308913615"/>Fabuła <text:bookmark-end text:name="__RefHeading__6783_308913615"/></text:h>
      <text:p text:style-name="P3">Desribe the backstory of the game, if any</text:p>
      <text:h text:style-name="P28" text:outline-level="2"><text:bookmark text:name="__RefHeading__6785_308913615"/>Filmiki<text:bookmark-end text:name="__RefHeading__6785_308913615"/></text:h>
      <text:p text:style-name="P12">Any cinematics should be listed and described here. <text:s/>Further detail to be found in a beat sheet</text:p>
      <text:p text:style-name="P12"/>
      <text:h text:style-name="P26" text:outline-level="1"><text:bookmark text:name="__RefHeading__618_179418820"/><text:soft-page-break/>Słownik<text:bookmark-end text:name="__RefHeading__618_179418820"/></text:h>
      <text:p text:style-name="Text_20_body"><text:span text:style-name="T3">Większość haseł w słowniku została szerzej opisana w działach Interface Użytkownika, Gameplay i/lub Zasoby. Aby uzyskać więcej informacji na temat danego hasła przeczytaj odpowiadające im artykuły w tych działach.</text:span></text:p>
      <text:h text:style-name="Heading_20_2" text:outline-level="2"><text:bookmark text:name="__RefHeading__673_186367736"/>Steampunk<text:bookmark-end text:name="__RefHeading__673_186367736"/></text:h>
      <text:p text:style-name="Text_20_body">Podgatunek science fiction i fantasy oparty na technologiach i wzorach estetycznych inspirowanych XIX-wieczną przemysłową maszynerią parową. Dobry przykład steampunku mogą stanowić filmy takie jak: „Liga niezwykłych dżentelmenów”, „Bardzo dziki zachód”, „Ruchomy zamek Hauru” a także gry komputerowe: „<text:bookmark text:name="firstHeading"/><text:span text:style-name="T1">Arcanum: Przypowieść o Maszynach i Magyi</text:span>”, „Dishonored” oraz „Syberia”.</text:p>
      <text:h text:style-name="Heading_20_2" text:outline-level="2"><text:bookmark text:name="__RefHeading__675_186367736"/>Pixel art<text:bookmark-end text:name="__RefHeading__675_186367736"/></text:h>
      <text:p text:style-name="Text_20_body">Styl tworzenia grafiki rastrowej tak aby rozróżnialne były poszczególne pixele rysunku. Charakterystyczny szczególnie dla starszych produkcji oraz gier w stylu retro.</text:p>
      <text:h text:style-name="Heading_20_2" text:outline-level="2"><text:bookmark text:name="__RefHeading__677_186367736"/>Misja, Poziom<text:bookmark-end text:name="__RefHeading__677_186367736"/></text:h>
      <text:p text:style-name="Text_20_body">Pojedynczy poziom gry.</text:p>
      <text:h text:style-name="Heading_20_2" text:outline-level="2"><text:bookmark text:name="__RefHeading__664_817053931"/>Menu kampanii, Mapa kampanii<text:bookmark-end text:name="__RefHeading__664_817053931"/></text:h>
      <text:p text:style-name="Text_20_body">Ekran w formie mapy krainy na którym zaznaczone są wszystkie dostępne w danym czasie misje.</text:p>
      <text:h text:style-name="Heading_20_2" text:outline-level="2"><text:bookmark text:name="__RefHeading__666_817053931"/>Gracz<text:bookmark-end text:name="__RefHeading__666_817053931"/></text:h>
      <text:p text:style-name="Text_20_body">Użytkownik aplikacji.</text:p>
      <text:h text:style-name="Heading_20_2" text:outline-level="2"><text:bookmark text:name="__RefHeading__668_817053931"/>Wieża<text:bookmark-end text:name="__RefHeading__668_817053931"/></text:h>
      <text:p text:style-name="Text_20_body">Podstawowy obiekt w grze. Wieże automatycznie atakują wrogów w swoim zasięgu umożliwiając graczowi pozytywne ukończenie poziomu. Gracz ma możliwość budowania wież na danym poziomie w zakresie posiadanych funduszy.</text:p>
      <text:h text:style-name="Heading_20_2" text:outline-level="2"><text:bookmark text:name="__RefHeading__670_817053931"/>Żołnierz wroga, Wróg<text:bookmark-end text:name="__RefHeading__670_817053931"/></text:h>
      <text:p text:style-name="Text_20_body">Pojedyncza jednostka wroga, sterowana przez silnik gry. Podstawowym celem gracza jest niedopuszczenie aby wróg dotarł do punktu końcowego ścieżki na danym poziomie.</text:p>
      <text:h text:style-name="Heading_20_2" text:outline-level="2"><text:bookmark text:name="__RefHeading__672_817053931"/>Ścieżka<text:bookmark-end text:name="__RefHeading__672_817053931"/></text:h>
      <text:p text:style-name="Text_20_body">Wyznaczona trasa po której na danym poziomie poruszają się żołnierze wroga. Posiada punkt początkowy i końcowy.</text:p>
      <text:h text:style-name="Heading_20_2" text:outline-level="2"><text:bookmark text:name="__RefHeading__674_817053931"/>Punkt początkowy ścieżki<text:bookmark-end text:name="__RefHeading__674_817053931"/></text:h>
      <text:p text:style-name="Text_20_body">Punkt na początku ścieżki (poza krawędzią ekranu) w którym pojawiają się kolejni żołnierze wroga.</text:p>
      <text:h text:style-name="Heading_20_2" text:outline-level="2"><text:bookmark text:name="__RefHeading__676_817053931"/><text:soft-page-break/>Punkt końcowy ścieżki<text:bookmark-end text:name="__RefHeading__676_817053931"/></text:h>
      <text:p text:style-name="Text_20_body">Punkt na końcu ścieżki (poza krawędzią ekranu). Jeśli jakikolwiek żołnierz wroga osiągnie punkt końcowy gracz traci część punktów życia. Podstawowym zadaniem gracza jest niedopuszczenie do zaistnienia takiej sytuacji.</text:p>
      <text:h text:style-name="Heading_20_2" text:outline-level="2"><text:bookmark text:name="__RefHeading__678_817053931"/>Fundusze<text:bookmark-end text:name="__RefHeading__678_817053931"/></text:h>
      <text:p text:style-name="Text_20_body">Punkty, zliczane indywidualnie dla każdego poziomu, za które gracz może na tym poziomie budować wieże. Gracz otrzymuje pewną ilość funduszy przy rozpoczęciu danego poziomu, oraz każdorazowo poz zabiciu żołnierza wroga.</text:p>
      <text:h text:style-name="Heading_20_2" text:outline-level="2"><text:bookmark text:name="__RefHeading__680_817053931"/>Punkty życia<text:bookmark-end text:name="__RefHeading__680_817053931"/></text:h>
      <text:p text:style-name="Text_20_body">Punkty, zliczane indywidualnie dla każdego poziomu, które odzwierciedlają ile jeszcze wrogów może dotrzeć do końca ścieżki bez powodowania niezaliczenia przez gracza poziomu. Gwarantują graczowi margines błędu w trakcie rozgrywki.</text:p>
      <text:h text:style-name="Heading_20_2" text:outline-level="2"><text:bookmark text:name="__RefHeading__682_817053931"/>Unity<text:bookmark-end text:name="__RefHeading__682_817053931"/></text:h>
      <text:p text:style-name="Text_20_body">Unity 5 Personal Edition. Środowisko w którym tworzona jest gra [tytuł gry].</text:p>
      <text:h text:style-name="Heading_20_2" text:outline-level="2"><text:bookmark text:name="__RefHeading__684_817053931"/>Urządzenie mobilne<text:bookmark-end text:name="__RefHeading__684_817053931"/></text:h>
      <text:p text:style-name="Text_20_body">Dowolne urządzenie mobilne (smartphone lub tablet) z zainstalowanym systemem operacyjnym Android, Windows Phone lub iOS o specyfikacji zgodnej z wymaganiami gry.</text:p>
      <text:h text:style-name="Heading_20_2" text:outline-level="2"><text:bookmark text:name="__RefHeading__686_817053931"/>Przeglądarka internetowa<text:bookmark-end text:name="__RefHeading__686_817053931"/></text:h>
      <text:p text:style-name="Text_20_body">Dowolna przeglądarka internetowa z zainstalowaną aktualną wtyczką Unity Web Player.</text:p>
      <text:h text:style-name="Heading_20_2" text:outline-level="2"><text:bookmark text:name="__RefHeading__688_817053931"/>[kolejny wpis]<text:bookmark-end text:name="__RefHeading__688_817053931"/></text:h>
      <text:p text:style-name="Text_20_body">Treść treść</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grddl:transformation="http://docs.oasis-open.org/office/1.2/xslt/odf2rdf.xsl">
  <office:font-face-decls>
    <style:font-face style:name="Linux Libertine" svg:font-family="'Linux Libertine', Georgia, Times, serif"/>
    <style:font-face style:name="Mangal1" svg:font-family="Mangal"/>
    <style:font-face style:name="OpenSymbol" svg:font-family="OpenSymbol"/>
    <style:font-face style:name="Calibri" svg:font-family="Calibri" style:font-family-generic="swiss"/>
    <style:font-face style:name="Calibri,Bold" svg:font-family="'Calibri,Bold'"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Heading" style:display-name="Contents Heading" style:family="paragraph" style:parent-style-name="Header"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er"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er"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1-08T18:08:16.13</meta:creation-date>
    <dc:date>2015-04-07T21:32:23.53</dc:date>
    <meta:editing-duration>PT9H3M48S</meta:editing-duration>
    <meta:editing-cycles>92</meta:editing-cycles>
    <meta:generator>OpenOffice.org/3.3$Win32 OpenOffice.org_project/330m20$Build-9567</meta:generator>
    <meta:document-statistic meta:table-count="0" meta:image-count="0" meta:object-count="0" meta:page-count="10" meta:paragraph-count="209" meta:word-count="2444" meta:character-count="15321"/>
  </office:meta>
</office:document-meta>
</file>